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en" fo:country="GB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/>
    <style:style style:name="P5" style:family="paragraph" style:parent-style-name="Heading_20_1" style:master-page-name="MP0">
      <style:paragraph-properties style:page-number="auto" fo:break-before="page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 style:font-style-asian="italic"/>
    </style:style>
    <style:style style:name="T3" style:family="text">
      <style:text-properties fo:language="en" fo:country="GB" fo:font-style="italic" style:font-style-asian="italic" style:font-style-complex="italic"/>
    </style:style>
    <style:style style:name="T4" style:family="text">
      <style:text-properties fo:language="en" fo:country="GB" fo:font-style="italic" style:text-underline-style="none" style:font-style-asian="italic" style:font-style-complex="italic"/>
    </style:style>
    <style:style style:name="T5" style:family="text">
      <style:text-properties fo:language="en" fo:country="GB" style:text-underline-style="solid" style:text-underline-width="auto" style:text-underline-color="font-color"/>
    </style:style>
    <style:style style:name="T6" style:family="text">
      <style:text-properties fo:language="en" fo:country="GB" style:text-underline-style="none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ll in the Blank</text:h>
      <text:list xml:id="list2636668992957103504" text:style-name="L1">
        <text:list-item>
          <text:p text:style-name="P1"><text:span text:style-name="Standaardalinea-lettertype"><text:span text:style-name="T1">A(n) </text:span></text:span><text:span text:style-name="Standaardalinea-lettertype"><text:span text:style-name="T2">class</text:span></text:span><text:span text:style-name="Standaardalinea-lettertype"><text:span text:style-name="T1"> is a blueprint of an object.</text:span></text:span></text:p>
        </text:list-item>
        <text:list-item>
          <text:p text:style-name="P1"><text:span text:style-name="Standaardalinea-lettertype"><text:span text:style-name="T1">A class that does not provide a complete implementation mus</text:span></text:span><text:span text:style-name="Standaardalinea-lettertype"><text:span text:style-name="T1">t be declared with the keyword </text:span></text:span><text:span text:style-name="Standaardalinea-lettertype"><text:span text:style-name="T2">override</text:span></text:span><text:span text:style-name="Standaardalinea-lettertype"><text:span text:style-name="T1">.</text:span></text:span></text:p>
        </text:list-item>
        <text:list-item>
          <text:p text:style-name="P1"><text:span text:style-name="Standaardalinea-lettertype"><text:span text:style-name="T1">Classes that does not provide a </text:span></text:span><text:span text:style-name="Standaardalinea-lettertype"><text:span text:style-name="T1">complete implementation must implement the IComparable </text:span></text:span><text:span text:style-name="Standaardalinea-lettertype"><text:span text:style-name="T2">interface</text:span></text:span><text:span text:style-name="Standaardalinea-lettertype"><text:span text:style-name="T1"> a</text:span></text:span><text:span text:style-name="Standaardalinea-lettertype"><text:span text:style-name="T1">nd then provide a body for the interface</text:span></text:span><text:span text:style-name="Standaardalinea-lettertype"><text:span text:style-name="T1"> method.</text:span></text:span></text:p>
        </text:list-item>
        <text:list-item>
          <text:p text:style-name="P1"><text:span text:style-name="Standaardalinea-lettertype"><text:span text:style-name="T1">You can use the </text:span></text:span><text:span text:style-name="Standaardalinea-lettertype"><text:span text:style-name="T2">is</text:span></text:span><text:span text:style-name="Standaardalinea-lettertype"><text:span text:style-name="T1"> operator to check whether it is legal to cast one type to another type.</text:span></text:span></text:p>
        </text:list-item>
        <text:list-item>
          <text:p text:style-name="P3"><text:span text:style-name="Standaardalinea-lettertype"><text:span text:style-name="T1">Three main features of an object-oriented programming language are </text:span></text:span><text:span text:style-name="Standaardalinea-lettertype"><text:span text:style-name="T2">inheritance</text:span></text:span><text:span text:style-name="Standaardalinea-lettertype"><text:span text:style-name="T1">, </text:span></text:span><text:span text:style-name="Standaardalinea-lettertype"><text:span text:style-name="T4">encapsulation</text:span></text:span><text:span text:style-name="Standaardalinea-lettertype"><text:span text:style-name="T1">, and </text:span></text:span><text:span text:style-name="Standaardalinea-lettertype"><text:span text:style-name="T3">namespaces</text:span></text:span><text:span text:style-name="Standaardalinea-lettertype"><text:span text:style-name="T1">.</text:span></text:span></text:p>
        </text:list-item>
        <text:list-item>
          <text:p text:style-name="P1"><text:span text:style-name="Standaardalinea-lettertype"><text:span text:style-name="T1">You can use </text:span></text:span><text:span text:style-name="Standaardalinea-lettertype"><text:span text:style-name="T2">constructors</text:span></text:span><text:span text:style-name="Standaardalinea-lettertype"><text:span text:style-name="T1"> to group related classes in in order to reduce name collisions.</text:span></text:span></text:p>
        </text:list-item>
        <text:list-item>
          <text:p text:style-name="P1"><text:span text:style-name="Standaardalinea-lettertype"><text:span text:style-name="T1">The </text:span></text:span><text:span text:style-name="Standaardalinea-lettertype"><text:span text:style-name="T2">this</text:span></text:span><text:span text:style-name="Standaardalinea-lettertype"><text:span text:style-name="T1"> keyword refers to the current instance of a class.</text:span></text:span></text:p>
        </text:list-item>
        <text:list-item>
          <text:p text:style-name="P2">A(n) <text:span text:style-name="T7">delegate</text:span> is a <text:s/>type that references a method.</text:p>
        </text:list-item>
        <text:list-item>
          <text:p text:style-name="P2">A(n) <text:span text:style-name="T7">structs</text:span> is a value type, whereas a(n) class is a reference type.</text:p>
        </text:list-item>
        <text:list-item>
          <text:p text:style-name="P1"><text:span text:style-name="Standaardalinea-lettertype"><text:span text:style-name="T1">You can use the </text:span></text:span><text:span text:style-name="Standaardalinea-lettertype"><text:span text:style-name="T3">static</text:span></text:span><text:span text:style-name="Standaardalinea-lettertype"><text:span text:style-name="T1"> keyword to declare a member that belongs to the class itself rather than to a specific object.</text:span></text:span></text:p>
        </text:list-item>
      </text:list>
      <text:h text:style-name="Heading_20_1" text:outline-level="1"><text:span text:style-name="T1">Multiple Choice</text:span></text:h>
      <text:list xml:id="list2992232222360440737" text:style-name="L2">
        <text:list-item>
          <text:p text:style-name="P4"><text:span text:style-name="T1">public</text:span></text:p>
        </text:list-item>
        <text:list-item>
          <text:p text:style-name="P4"><text:span text:style-name="T1">new</text:span></text:p>
        </text:list-item>
        <text:list-item>
          <text:p text:style-name="P4"><text:span text:style-name="T1">sealed</text:span></text:p>
        </text:list-item>
        <text:list-item>
          <text:p text:style-name="P4"><text:span text:style-name="T1">c</text:span></text:p>
        </text:list-item>
        <text:list-item>
          <text:p text:style-name="P4"><text:span text:style-name="T1">delegate</text:span></text:p>
        </text:list-item>
        <text:list-item>
          <text:p text:style-name="P4"><text:span text:style-name="T1">b</text:span></text:p>
        </text:list-item>
        <text:list-item>
          <text:p text:style-name="P4"><text:span text:style-name="T1">b</text:span></text:p>
        </text:list-item>
        <text:list-item>
          <text:p text:style-name="P4"><text:span text:style-name="T1">a</text:span></text:p>
        </text:list-item>
        <text:list-item>
          <text:p text:style-name="P4"><text:span text:style-name="T1">c</text:span></text:p>
        </text:list-item>
        <text:list-item>
          <text:p text:style-name="P4"><text:span text:style-name="T1">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tandaardalinea-lettertype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creator>Patrick </dc:creator>
    <meta:creation-date>2009-04-16T11:32:00Z</meta:creation-date>
    <dc:date>2015-02-06T09:55:09.80</dc:date>
    <meta:editing-cycles>6</meta:editing-cycles>
    <meta:editing-duration>PT5H17M32S</meta:editing-duration>
    <meta:document-statistic meta:table-count="0" meta:image-count="0" meta:object-count="0" meta:page-count="1" meta:paragraph-count="22" meta:word-count="184" meta:character-count="970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